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11a1"/>
    </style:style>
    <style:style style:name="P2" style:family="paragraph" style:parent-style-name="Table_20_Contents">
      <style:paragraph-properties style:snap-to-layout-grid="false"/>
      <style:text-properties style:font-name="Tahoma" fo:font-weight="bold" officeooo:paragraph-rsid="000011a1" style:font-weight-asian="bold" style:font-name-complex="Tahoma" style:font-weight-complex="bold"/>
    </style:style>
    <style:style style:name="P3" style:family="paragraph" style:parent-style-name="Table_20_Contents">
      <style:text-properties style:font-name="Tahoma" fo:font-weight="bold" officeooo:paragraph-rsid="000011a1" style:font-weight-asian="bold" style:font-name-complex="Tahoma" style:font-weight-complex="bold"/>
    </style:style>
    <style:style style:name="P4" style:family="paragraph" style:parent-style-name="Table_20_Contents">
      <style:paragraph-properties style:snap-to-layout-grid="false"/>
      <style:text-properties style:font-name="Tahoma" officeooo:paragraph-rsid="000011a1" style:font-name-complex="Tahoma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0011a1" style:font-weight-asian="bold" style:font-weight-complex="bold"/>
    </style:style>
    <style:style style:name="P6" style:family="paragraph" style:parent-style-name="Header">
      <style:text-properties officeooo:paragraph-rsid="000011a1"/>
    </style:style>
    <style:style style:name="P7" style:family="paragraph" style:parent-style-name="Footer">
      <style:text-properties officeooo:paragraph-rsid="000011a1"/>
    </style:style>
    <style:style style:name="T1" style:family="text">
      <style:text-properties fo:font-weight="normal" officeooo:rsid="000011a1" style:font-weight-asian="normal" style:font-weight-complex="normal"/>
    </style:style>
    <style:style style:name="T2" style:family="text">
      <style:text-properties officeooo:rsid="000011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78cm" fo:margin-left="0cm" table:align="left" style:writing-mode="lr-tb"/>
    </style:style>
    <style:style style:name="Taula1.A" style:family="table-column">
      <style:table-column-properties style:column-width="3.392cm"/>
    </style:style>
    <style:style style:name="Taula1.B" style:family="table-column">
      <style:table-column-properties style:column-width="5.108cm"/>
    </style:style>
    <style:style style:name="Taula1.C" style:family="table-column">
      <style:table-column-properties style:column-width="4.2cm"/>
    </style:style>
    <style:style style:name="Taula1.D" style:family="table-column">
      <style:table-column-properties style:column-width="4.378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ula1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ula1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ula1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u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1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ula1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Header">
      <style:text-properties officeooo:paragraph-rsid="000011a1"/>
    </style:style>
    <style:style style:name="MP2" style:family="paragraph" style:parent-style-name="Table_20_Contents">
      <style:paragraph-properties style:snap-to-layout-grid="false"/>
      <style:text-properties style:font-name="Tahoma" fo:font-weight="bold" officeooo:paragraph-rsid="000011a1" style:font-weight-asian="bold" style:font-name-complex="Tahoma" style:font-weight-complex="bold"/>
    </style:style>
    <style:style style:name="MP3" style:family="paragraph" style:parent-style-name="Table_20_Contents">
      <style:paragraph-properties style:snap-to-layout-grid="false"/>
      <style:text-properties style:font-name="Tahoma" officeooo:paragraph-rsid="000011a1" style:font-name-complex="Tahoma"/>
    </style:style>
    <style:style style:name="MP4" style:family="paragraph" style:parent-style-name="Table_20_Contents">
      <style:text-properties style:font-name="Tahoma" fo:font-weight="bold" officeooo:paragraph-rsid="000011a1" style:font-weight-asian="bold" style:font-name-complex="Tahoma" style:font-weight-complex="bold"/>
    </style:style>
    <style:style style:name="MP5" style:family="paragraph" style:parent-style-name="Standard">
      <style:text-properties officeooo:paragraph-rsid="000011a1"/>
    </style:style>
    <style:style style:name="MP6" style:family="paragraph" style:parent-style-name="Footer">
      <style:text-properties officeooo:paragraph-rsid="000011a1"/>
    </style:style>
    <style:style style:name="MP7" style:family="paragraph" style:parent-style-name="Table_20_Contents">
      <style:paragraph-properties fo:text-align="center" style:justify-single-word="false"/>
      <style:text-properties fo:font-weight="bold" officeooo:paragraph-rsid="000011a1" style:font-weight-asian="bold" style:font-weight-complex="bold"/>
    </style:style>
    <style:style style:name="MT1" style:family="text">
      <style:text-properties fo:font-weight="normal" officeooo:rsid="000011a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office:value-type="string">
              <text:p text:style-name="MP2">Nombre:</text:p>
            </table:table-cell>
            <table:table-cell table:style-name="Taula1.B1" office:value-type="string">
              <text:p text:style-name="MP3">Sergio</text:p>
            </table:table-cell>
            <table:table-cell table:style-name="Taula1.B1" office:value-type="string">
              <text:p text:style-name="MP4">Apellidos:</text:p>
            </table:table-cell>
            <table:table-cell table:style-name="Taula1.D1" office:value-type="string">
              <text:p text:style-name="MP3">Jiménez Sastre</text:p>
            </table:table-cell>
          </table:table-row>
          <table:table-row table:style-name="Taula1.1">
            <table:table-cell table:style-name="Taula1.A2" office:value-type="string">
              <text:p text:style-name="MP4">Asignatura:</text:p>
            </table:table-cell>
            <table:table-cell table:style-name="Taula1.B2" office:value-type="string">
              <text:p text:style-name="MP3">Sistemas informáticos</text:p>
            </table:table-cell>
            <table:table-cell table:style-name="Taula1.B2" office:value-type="string">
              <text:p text:style-name="MP4">Curso y Grupo:</text:p>
            </table:table-cell>
            <table:table-cell table:style-name="Taula1.D2" office:value-type="string">
              <text:p text:style-name="MP3">DAW1A</text:p>
            </table:table-cell>
          </table:table-row>
          <table:table-row table:style-name="Taula1.1">
            <table:table-cell table:style-name="Taula1.A3" table:number-columns-spanned="4" office:value-type="string">
              <text:p text:style-name="MP4">Práctica: <text:span text:style-name="MT1">Práctica 3 - Implantación de Sistemas Operativos</text:span></text:p>
            </table:table-cell>
            <table:covered-table-cell/>
            <table:covered-table-cell/>
            <table:covered-table-cell/>
          </table:table-row>
        </table:table>
        <text:p text:style-name="MP5"/>
      </style:header>
      <style:footer>
        <text:p text:style-name="MP6"/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7"><text:page-number text:select-page="current">1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8:20:19.078246908</meta:creation-date>
    <dc:date>2017-11-14T18:22:43.246662208</dc:date>
    <meta:editing-duration>PT2M24S</meta:editing-duration>
    <meta:editing-cycles>1</meta:editing-cycles>
    <meta:document-statistic meta:table-count="2" meta:image-count="0" meta:object-count="0" meta:page-count="1" meta:paragraph-count="10" meta:word-count="21" meta:character-count="147" meta:non-whitespace-character-count="136"/>
    <meta:generator>LibreOffice/5.1.6.2$Linux_X86_64 LibreOffice_project/10m0$Build-2</meta:generator>
  </office:meta>
</office:document-meta>
</file>